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9.525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1.143cm" svg:x="0.254cm" svg:y="0.254cm">
          <text:p text:style-name="P1">Pending Job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0.889cm" svg:x="0.254cm" svg:y="2.032cm">
          <text:p text:style-name="P1"><text:span text:style-name="T1">Pizza Taste Te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0.889cm" svg:x="0.254cm" svg:y="2.921cm">
          <text:p text:style-name="P1"><text:span text:style-name="T1">Truck D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0.889cm" svg:x="0.254cm" svg:y="3.81cm">
          <text:p text:style-name="P1"><text:span text:style-name="T1">Refuse Manag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0.889cm" svg:x="0.254cm" svg:y="4.699cm">
          <text:p text:style-name="P1"><text:span text:style-name="T1">Jantorial Engineer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52cm" svg:height="3.302cm" svg:x="0.254cm" svg:y="5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889cm" svg:x="8.89cm" svg:y="2.032cm">
          <text:p text:style-name="P1"><text:span text:style-name="T1">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889cm" svg:x="8.89cm" svg:y="2.921cm">
          <text:p text:style-name="P1"><text:span text:style-name="T1">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889cm" svg:x="8.89cm" svg:y="3.81cm">
          <text:p text:style-name="P1"><text:span text:style-name="T1">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889cm" svg:x="8.89cm" svg:y="4.699cm">
          <text:p text:style-name="P1"><text:span text:style-name="T1">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534cm" svg:x="8.382cm" svg:y="8.102cm">
          <text:p text:style-name="P2"><text:span text:style-name="T1">Accep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144cm" svg:height="1.016cm" svg:x="0.508cm" svg:y="5.969cm">
          <text:p text:style-name="P1">Organization: Provo Cit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223cm" svg:height="1.397cm" svg:x="0.508cm" svg:y="7.239cm">
          <text:p text:style-name="P1"><text:span text:style-name="T2">Details: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534cm" svg:x="8.377cm" svg:y="8.102cm">
          <text:p text:style-name="P2"><text:span text:style-name="T1">Accep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534cm" svg:x="8.377cm" svg:y="8.102cm">
          <text:p text:style-name="P2"><text:span text:style-name="T1">Accep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534cm" svg:x="6.985cm" svg:y="8.102cm">
          <text:p text:style-name="P2"><text:span text:style-name="T1">Re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0.889cm" svg:x="0.254cm" svg:y="3.81cm">
          <text:p text:style-name="P1"><text:span text:style-name="T1">Refuse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889cm" svg:x="8.89cm" svg:y="3.81cm">
          <text:p text:style-name="P1"><text:span text:style-name="T1">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0.889cm" svg:x="0.254cm" svg:y="8.89cm">
          <text:p text:style-name="P1"><text:span text:style-name="T1">Refuse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889cm" svg:x="8.89cm" svg:y="8.89cm">
          <text:p text:style-name="P1"><text:span text:style-name="T1">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0.889cm" svg:x="0.254cm" svg:y="8.89cm">
          <text:p text:style-name="P1"><text:span text:style-name="T1">Refuse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889cm" svg:x="8.89cm" svg:y="8.89cm">
          <text:p text:style-name="P1"><text:span text:style-name="T1">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9:47:44.332520400</meta:creation-date>
    <dc:date>2014-11-17T19:57:22.631973830</dc:date>
    <meta:editing-duration>P0D</meta:editing-duration>
    <meta:editing-cycles>1</meta:editing-cycles>
    <meta:document-statistic meta:object-count="23"/>
    <meta:generator>LibreOffice/4.2.7.2$Linux_X86_64 LibreOffice_project/420$Build-2</meta:generator>
  </office:meta>
</office:document-meta>
</file>